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d040" officeooo:paragraph-rsid="0005d040"/>
    </style:style>
    <style:style style:name="P2" style:family="paragraph" style:parent-style-name="Standard">
      <style:text-properties officeooo:rsid="0005d040" officeooo:paragraph-rsid="0005ff0c"/>
    </style:style>
    <style:style style:name="P3" style:family="paragraph" style:parent-style-name="Standard">
      <style:paragraph-properties fo:margin-top="0.201cm" fo:margin-bottom="0.201cm" loext:contextual-spacing="false"/>
      <style:text-properties officeooo:rsid="0005d040" officeooo:paragraph-rsid="0005ff0c"/>
    </style:style>
    <style:style style:name="P4" style:family="paragraph" style:parent-style-name="Standard" style:list-style-name="L1">
      <style:paragraph-properties fo:margin-top="0.201cm" fo:margin-bottom="0.201cm" loext:contextual-spacing="false"/>
      <style:text-properties officeooo:rsid="0005d040" officeooo:paragraph-rsid="0005ff0c"/>
    </style:style>
    <style:style style:name="T1" style:family="text">
      <style:text-properties officeooo:rsid="000a6469"/>
    </style:style>
    <style:style style:name="T2" style:family="text">
      <style:text-properties officeooo:rsid="001a19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ao &lt;<text:span text:style-name="T1">@</text:span>n<text:span text:style-name="T2">a</text:span>me<text:span text:style-name="T1">@</text:span>&gt; &lt;<text:span text:style-name="T1">@surname@</text:span>&gt;,</text:p>
      <text:p text:style-name="P1">di seguito riportiamo l’elenco dei tuoi importi:</text:p>
      <text:p text:style-name="P2">&lt;*<text:span text:style-name="T2">amounts</text:span>*&gt;</text:p>
      <text:list xml:id="list7052233857649484704" text:style-name="L1">
        <text:list-item>
          <text:p text:style-name="P4">&lt;*<text:span text:style-name="T1">@amounts.value@*</text:span>&gt; &lt;*<text:span text:style-name="T1">@amounts.currency@*</text:span>&gt;&lt;/*<text:span text:style-name="T2">amounts</text:span>*&gt;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7:09:10.574491000</meta:creation-date>
    <dc:date>2016-06-09T18:13:35.246079000</dc:date>
    <meta:editing-duration>PT46M13S</meta:editing-duration>
    <meta:editing-cycles>31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4" meta:word-count="14" meta:character-count="140" meta:non-whitespace-character-count="131"/>
  </office:meta>
</office:document-meta>
</file>